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Reporte de la Última Semana: Joaquín Alejandro Pruna Valera</text:p>
      <text:p text:style-name="P1"/>
      <text:p text:style-name="P1">**Fecha del Reporte:** 30 de julio de 2024</text:p>
      <text:p text:style-name="P1"/>
      <text:p text:style-name="P1">---</text:p>
      <text:p text:style-name="P1"/>
      <text:p text:style-name="P1">#### Análisis Psicológico:</text:p>
      <text:p text:style-name="P1"/>
      <text:p text:style-name="P1">**Estado Emocional:**</text:p>
      <text:p text:style-name="P1">- Durante la última semana, Alejandro ha experimentado fluctuaciones emocionales significativas. Comenzó con un estado de alta energía y felicidad durante los eventos sociales, pero luego cayó en un estado de abrumamiento negativo.</text:p>
      <text:p text:style-name="P1">- Ha expresado sentimientos de pérdida y tristeza al notar una disminución en su nivel de felicidad, lo cual ha impactado negativamente en su alimentación y sueño.</text:p>
      <text:p text:style-name="P1"/>
      <text:p text:style-name="P1">**Interacciones Sociales:**</text:p>
      <text:p text:style-name="P1">- Alejandro ha mantenido interacciones significativas, especialmente con Sandra Villafaina. Estas interacciones le han proporcionado un espacio para compartir y reflexionar sobre su situación actual.</text:p>
      <text:p text:style-name="P1">- Las conversaciones con Sandra han sido positivas y le han ayudado a sentirse comprendido y acompañado.</text:p>
      <text:p text:style-name="P1"/>
      <text:p text:style-name="P1">**Reflexión y Autoevaluación:**</text:p>
      <text:p text:style-name="P1">- Ha mostrado una capacidad de autoevaluación al reconocer cómo las fluctuaciones emocionales afectan su bienestar general.</text:p>
      <text:p text:style-name="P1">- La autoevaluación también se extiende a la percepción del impacto positivo del medicamento Concerta en su funcionalidad y concentración.</text:p>
      <text:p text:style-name="P1"/>
      <text:p text:style-name="P1">---</text:p>
      <text:p text:style-name="P1"/>
      <text:p text:style-name="P1">#### Análisis Psiquiátrico:</text:p>
      <text:p text:style-name="P1"/>
      <text:p text:style-name="P1">**Diagnóstico y Tratamiento:**</text:p>
      <text:p text:style-name="P1">- Alejandro ha sido diagnosticado con trastorno bipolar tipo I y TDAH. Esta semana ha experimentado un episodio de hipomanía seguido de un descenso en su estado de ánimo.</text:p>
      <text:p text:style-name="P1">- La medicación con Concerta ha mostrado ser efectiva en mejorar su concentración y reducir el sobrepensamiento, aunque ha notado efectos secundarios como la dificultad para dormir.</text:p>
      <text:p text:style-name="P1"/>
      <text:p text:style-name="P1">**Efectos de la Medicación:**</text:p>
      <text:p text:style-name="P1">- El uso de Concerta ha tenido un impacto positivo en su funcionalidad diaria, permitiéndole sentirse más enfocado y útil.</text:p>
      <text:p text:style-name="P1">- Sin embargo, es necesario monitorear y ajustar la dosis para minimizar los efectos secundarios negativos, como la pérdida de sueño.</text:p>
      <text:p text:style-name="P1"/>
      <text:p text:style-name="P1">**Recomendaciones:**</text:p>
      <text:p text:style-name="P1">- Continuar con el monitoreo regular de su estado emocional y funcionalidad.</text:p>
      <text:p text:style-name="P1">- Ajustar la medicación según sea necesario para encontrar un equilibrio que maximice los beneficios y minimice los efectos secundarios.</text:p>
      <text:p text:style-name="P1">- Considerar terapias adicionales para abordar la ansiedad y el abrumamiento emocional.</text:p>
      <text:p text:style-name="P1"><text:soft-page-break/></text:p>
      <text:p text:style-name="P1">---</text:p>
      <text:p text:style-name="P1"/>
      <text:p text:style-name="P1">#### Análisis Sociobiológico:</text:p>
      <text:p text:style-name="P1"/>
      <text:p text:style-name="P1">**Interacción entre Genética y Ambiente:**</text:p>
      <text:p text:style-name="P1">- La predisposición genética de Alejandro al trastorno bipolar y TDAH influye en su respuesta emocional y comportamental a los eventos sociales y al tratamiento con medicamentos.</text:p>
      <text:p text:style-name="P1">- Las experiencias ambientales, como las interacciones con amigos y el manejo de la tecnología, afectan su bienestar emocional y su capacidad de manejar el estrés.</text:p>
      <text:p text:style-name="P1"/>
      <text:p text:style-name="P1">**Respuesta Biológica al Estrés:**</text:p>
      <text:p text:style-name="P1">- Alejandro ha mostrado una respuesta biológica significativa al estrés, manifestada en cambios en sus patrones de sueño y alimentación durante períodos de alta energía y felicidad.</text:p>
      <text:p text:style-name="P1">- La introducción de Concerta ha modificado su respuesta biológica, mejorando su concentración y funcionalidad, pero también afectando negativamente su sueño.</text:p>
      <text:p text:style-name="P1"/>
      <text:p text:style-name="P1">**Adaptación y Supervivencia:**</text:p>
      <text:p text:style-name="P1">- A pesar de los desafíos, Alejandro ha demostrado una capacidad de adaptación significativa. Ha utilizado estrategias como la socialización y la medicación para manejar su bienestar emocional y funcional.</text:p>
      <text:p text:style-name="P1">- La capacidad de identificar y reflexionar sobre sus estados emocionales y sus efectos en su vida diaria es un signo positivo de adaptación y resiliencia.</text:p>
      <text:p text:style-name="P1"/>
      <text:p text:style-name="P1">---</text:p>
      <text:p text:style-name="P1"/>
      <text:p text:style-name="P1">### Conclusión:</text:p>
      <text:p text:style-name="P1"/>
      <text:p text:style-name="P1">La última semana ha sido un período de altibajos emocionales para Alejandro. Ha experimentado momentos de alta energía y felicidad seguidos de períodos de abrumamiento y tristeza. La interacción social ha sido un factor positivo, mientras que los desafíos tecnológicos y los efectos secundarios de la medicación han sido obstáculos a superar. A pesar de esto, Alejandro ha demostrado una capacidad de adaptación y autoevaluación que le permitirá continuar manejando su bienestar emocional y funcional de manera efectiva.</text:p>
      <text:p text:style-name="P1"/>
      <text:p text:style-name="P1">Se recomienda seguir monitoreando su estado emocional y ajustar la medicación según sea necesario para mantener un equilibrio óptimo entre funcionalidad y bienestar emo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Pruna Valera</meta:initial-creator>
    <meta:creation-date>2024-07-30T18:12:40.13</meta:creation-date>
    <dc:date>2025-01-26T15:51:59.24</dc:date>
    <dc:creator>Alejandro Pruna Valera</dc:creator>
    <meta:editing-duration>PT12M3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40" meta:word-count="599" meta:character-count="4077"/>
  </office:meta>
</office:document-meta>
</file>